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307694100136380086"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94324783141649026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62849455398722888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87395220655448450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30312599661248440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56406994329689490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6058886439953134816"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67009474317942821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841749" text:continue-list="list6058886439953134816"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59133442176802940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845501"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833628"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833068"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844588"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83088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32449174564962948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73776870908672518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2295717960406708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838678"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787547016908027643"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71233133660298569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954521170711670782" text:style-name="L15">
        <text:list-item>
          <text:list>
            <text:list-header>
              <text:p text:style-name="P184">1.5 miles averaging about 9:40/mile and rest 1 min</text:p>
            </text:list-header>
          </text:list>
        </text:list-item>
      </text:list>
      <text:p text:style-name="P24">1 mile in 8:26 and rest 2 min</text:p>
      <text:list xml:id="list437130907475246250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033727170504656029"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844521"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99356529125205844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85804407708553907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9132103234464919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838579" text:continue-list="list4858044077085539079" text:style-name="L19">
        <text:list-item>
          <text:list>
            <text:list-header>
              <text:p text:style-name="P188">(Pace*HR)=1240</text:p>
            </text:list-header>
          </text:list>
        </text:list-item>
      </text:list>
      <text:list xml:id="list40837049" text:continue-list="list7993565291252058447" text:style-name="L18">
        <text:list-item>
          <text:list>
            <text:list-header>
              <text:p text:style-name="P187">2 miles at 10:46/mile Ave HR= 121 bpm and rest a few minutes</text:p>
            </text:list-header>
          </text:list>
        </text:list-item>
      </text:list>
      <text:list xml:id="list40837499" text:continue-list="list4083857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82224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71612946399571022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19917125201964859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920522776770430880"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08280588134711200"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64359625881742550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31094931020798792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84123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824429"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593170878354429121"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144918312781719411"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46933823463102120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53634565098739371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97167742506875722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366291878453195124" text:style-name="L32">
        <text:list-item>
          <text:list>
            <text:list-header>
              <text:p text:style-name="P198">0.25 miles in 2:54</text:p>
              <text:p text:style-name="P198">1 mile in 9:21 going faster as I ran and ending at around 8:30 pace</text:p>
            </text:list-header>
          </text:list>
        </text:list-item>
      </text:list>
      <text:list xml:id="list4150120108053520585"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94932821164791042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19548153490458155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361936187875493614"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12721596093575916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754905694778288976"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text:soft-page-break/>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343706182681984661" text:style-name="L39">
        <text:list-item>
          <text:list>
            <text:list-header>
              <text:p text:style-name="P209">3.17 mile runs - 10 Greendale Cemetery loops, Total vertical ascent: 220 ft</text:p>
            </text:list-header>
          </text:list>
        </text:list-item>
      </text:list>
      <text:p text:style-name="P15"><text:soft-page-break/></text:p>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text:soft-page-break/></text:p>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3T20:57:19.44</dc:date>
    <dc:creator>James Lombardi</dc:creator>
    <meta:editing-duration>P29DT23H14M47S</meta:editing-duration>
    <meta:editing-cycles>2236</meta:editing-cycles>
    <meta:generator>OpenOffice/4.1.2$Win32 OpenOffice.org_project/412m3$Build-9782</meta:generator>
    <meta:document-statistic meta:table-count="0" meta:image-count="9" meta:object-count="0" meta:page-count="221" meta:paragraph-count="6489" meta:word-count="69795" meta:character-count="356959"/>
  </office:meta>
</office:document-meta>
</file>